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1.46cm" fo:min-width="0.87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1.262cm" fo:min-width="0.5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1.111cm" fo:min-width="0.69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fo:min-height="0cm" fo:min-width="0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01cm" fo:min-width="0.77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763cm" fo:min-width="1.777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759cm" fo:min-width="0.759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762cm" fo:min-width="1.777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759cm" fo:min-width="0.758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106cm" svg:stroke-color="#000000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000000" draw:marker-end="Arrowheads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000000" draw:marker-end="Arrowheads_20_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3">
      <style:graphic-properties draw:stroke="none" draw:fill="none" draw:fill-image-width="0cm" draw:fill-image-height="0cm" fo:min-height="0cm" fo:min-width="0cm"/>
    </style:style>
    <style:style style:name="gr2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106cm" svg:stroke-color="#000000" draw:marker-end="msArrowEnd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62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Default-subtitle">
      <style:graphic-properties draw:fill-color="#ffffff" fo:min-height="14.859cm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notes">
      <style:graphic-properties draw:fill-color="#ffffff" fo:min-height="11.432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  <style:paragraph-properties style:writing-mode="lr-tb" style:font-independent-line-spacing="true"/>
    </style:style>
    <style:style style:name="P3" style:family="paragraph">
      <style:paragraph-properties fo:text-align="center"/>
      <style:text-properties fo:font-size="96pt"/>
    </style:style>
    <style:style style:name="P4" style:family="paragraph">
      <loext:graphic-properties draw:fill="none"/>
      <style:paragraph-properties fo:text-align="center"/>
      <style:text-properties fo:color="#0000ff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line-height="100%" fo:text-indent="0cm"/>
      <style:text-properties fo:font-size="24pt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image-width="0cm" draw:fill-image-height="0cm"/>
      <style:paragraph-properties fo:margin-left="0cm" fo:margin-right="0cm" fo:margin-top="1.94cm" fo:margin-bottom="0cm" fo:text-align="center" fo:text-indent="0cm"/>
      <style:text-properties fo:color="#0000ff" fo:font-size="96pt" style:text-underline-style="solid" style:text-underline-width="auto" style:text-underline-color="font-color" style:font-size-asian="96pt" style:font-size-complex="96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loext:graphic-properties draw:fill="none" draw:fill-color="#00cc99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2.579cm" fo:margin-bottom="0cm" fo:text-align="center" fo:text-indent="0cm"/>
    </style:style>
    <style:style style:name="P18" style:family="paragraph">
      <loext:graphic-properties draw:fill="none" draw:fill-color="#00cc99"/>
      <style:paragraph-properties style:writing-mode="lr-tb" style:font-independent-line-spacing="true"/>
      <style:text-properties fo:font-size="96pt" style:text-underline-style="solid" style:text-underline-width="auto" style:text-underline-color="font-color" fo:font-weight="normal" style:font-size-asian="96pt" style:font-weight-asian="normal" style:font-size-complex="96pt" style:font-weight-complex="normal"/>
    </style:style>
    <style:style style:name="P19" style:family="paragraph">
      <style:paragraph-properties fo:margin-left="0cm" fo:margin-right="0cm" fo:text-align="center" fo:text-indent="0cm"/>
    </style:style>
    <style:style style:name="T1" style:family="text">
      <style:text-properties fo:color="#000080" fo:font-size="80pt" fo:font-weight="bold" style:font-size-asian="38pt" style:font-size-complex="38pt"/>
    </style:style>
    <style:style style:name="T2" style:family="text">
      <style:text-properties fo:color="#0000ff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style:style style:name="T3" style:family="text">
      <style:text-properties fo:font-size="20pt" fo:language="es" fo:country="ES" style:font-size-asian="20pt" style:font-size-complex="20pt"/>
    </style:style>
    <style:style style:name="T4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ff" fo:font-size="96pt" style:text-underline-style="solid" style:text-underline-width="auto" style:text-underline-color="font-color" style:font-size-asian="96pt" style:font-size-complex="96pt"/>
    </style:style>
    <style:style style:name="T7" style:family="text">
      <style:text-properties fo:color="#000000" style:font-name="Courier New1" fo:font-size="20pt" fo:language="es" fo:country="ES" fo:font-weight="bold" style:font-size-asian="20pt" style:font-weight-asian="bold" style:font-size-complex="20pt" style:font-weight-complex="bold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3333cc" fo:font-size="96pt" style:text-underline-style="solid" style:text-underline-width="auto" style:text-underline-color="font-color" fo:font-weight="normal" style:font-size-asian="96pt" style:font-weight-asian="normal" style:font-size-complex="96pt" style:font-weight-complex="normal"/>
    </style:style>
    <style:style style:name="T11" style:family="text">
      <style:text-properties fo:font-size="32pt" fo:language="en" fo:country="US" style:font-size-asian="32pt" style:font-size-complex="32pt"/>
    </style:style>
    <style:style style:name="T12" style:family="text">
      <style:text-properties style:font-name="Courier New1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1.59cm" svg:height="14.859cm" svg:x="1.905cm" svg:y="1.692cm" presentation:class="subtitle">
          <draw:text-box>
            <text:p><text:span text:style-name="T1">Colas Compactas</text:span></text:p>
            <text:p>Por el Ing. Osvaldo Pini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2" draw:text-style-name="P2" draw:layer="layout" svg:width="1.376cm" svg:height="1.72cm" svg:x="19.579cm" svg:y="8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8cm" svg:height="1.522cm" svg:x="21.837cm" svg:y="9.4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99cm" svg:height="1.371cm" svg:x="22.86cm" svg:y="11.8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61cm" svg:height="8.379cm" svg:x="6.895cm" svg:y="5.336cm">
          <text:list text:style-name="L2">
            <text:list-item>
              <text:p text:style-name="P3"><text:span text:style-name="T2">PILA</text:span></text:p>
            </text:list-item>
            <text:list-item>
              <text:p text:style-name="P3"><text:span text:style-name="T2">STAC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g>
          <draw:custom-shape draw:style-name="gr6" draw:text-style-name="P2" draw:layer="layout" svg:width="1.27cm" svg:height="1.27cm" draw:transform="rotate (-1.5707963267949) translate (21.356cm 4.39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5.66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6.93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8.20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9.47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10.74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12.01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356cm 13.282cm)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7" draw:text-style-name="P7" draw:layer="layout" svg:width="1.777cm" svg:height="0.763cm" svg:x="22.716cm" svg:y="4.705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8" draw:text-style-name="P8" draw:layer="layout" svg:x1="22.55cm" svg:y1="5.062cm" svg:x2="21.369cm" svg:y2="5.067cm">
            <text:p/>
          </draw:line>
        </draw:g>
        <draw:custom-shape draw:style-name="gr9" draw:text-style-name="P10" xml:id="id8" draw:id="id8" draw:layer="layout" svg:width="0.759cm" svg:height="0.759cm" svg:x="20.289cm" svg:y="4.661cm">
          <text:list text:style-name="L2">
            <text:list-header>
              <text:p text:style-name="P9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xml:id="id15" draw:id="id15" draw:layer="layout" svg:width="0.759cm" svg:height="0.759cm" svg:x="20.289cm" svg:y="5.931cm">
          <text:list text:style-name="L2">
            <text:list-header>
              <text:p text:style-name="P9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xml:id="id17" draw:id="id17" draw:layer="layout" svg:width="0.759cm" svg:height="0.759cm" svg:x="20.289cm" svg:y="7.201cm">
          <text:list text:style-name="L2">
            <text:list-header>
              <text:p text:style-name="P9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" draw:id="id11">
          <draw:custom-shape draw:style-name="gr7" draw:text-style-name="P7" draw:layer="layout" svg:width="1.777cm" svg:height="0.763cm" svg:x="22.756cm" svg:y="5.891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0" draw:text-style-name="P8" draw:layer="layout" svg:x1="22.565cm" svg:y1="6.301cm" svg:x2="21.383cm" svg:y2="6.306cm">
            <text:p/>
          </draw:line>
        </draw:g>
        <draw:g xml:id="id16" draw:id="id16">
          <draw:custom-shape draw:style-name="gr11" draw:text-style-name="P7" draw:layer="layout" svg:width="1.777cm" svg:height="0.762cm" svg:x="22.716cm" svg:y="7.034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2" draw:text-style-name="P8" draw:layer="layout" svg:x1="22.564cm" svg:y1="7.435cm" svg:x2="21.373cm" svg:y2="7.439cm">
            <text:p/>
          </draw:line>
        </draw:g>
        <draw:g xml:id="id18" draw:id="id18">
          <draw:custom-shape draw:style-name="gr7" draw:text-style-name="P7" draw:layer="layout" svg:width="1.777cm" svg:height="0.763cm" svg:x="22.756cm" svg:y="8.431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3" draw:text-style-name="P8" draw:layer="layout" svg:x1="22.565cm" svg:y1="8.841cm" svg:x2="21.383cm" svg:y2="8.846cm">
            <text:p/>
          </draw:line>
        </draw:g>
        <draw:custom-shape draw:style-name="gr14" draw:text-style-name="P12" xml:id="id1" draw:id="id1" draw:layer="layout" svg:width="12.355cm" svg:height="1.108cm" svg:x="0.702cm" svg:y="0.077cm">
          <text:list text:style-name="L2">
            <text:list-header>
              <text:p text:style-name="P11"><text:span text:style-name="T5">void ingresa(int *pr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" draw:id="id2" draw:layer="layout" svg:width="0.925cm" svg:height="1.108cm" svg:x="0.702cm" svg:y="1.259cm">
          <text:list text:style-name="L2">
            <text:list-header>
              <text:p text:style-name="P11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4.312cm" svg:height="1.108cm" svg:x="0.701cm" svg:y="2.445cm">
          <text:list text:style-name="L2">
            <text:list-header>
              <text:p text:style-name="P11"><text:span text:style-name="T5"><text:s text:c="2"/></text:span><text:span text:style-name="T5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4" draw:id="id4" draw:layer="layout" svg:width="2.619cm" svg:height="1.108cm" svg:x="0.701cm" svg:y="3.631cm">
          <text:list text:style-name="L2">
            <text:list-header>
              <text:p text:style-name="P11"><text:span text:style-name="T5"><text:s text:c="2"/></text:span><text:span text:style-name="T5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5" draw:id="id5" draw:layer="layout" svg:width="7.275cm" svg:height="1.108cm" svg:x="0.702cm" svg:y="4.817cm">
          <text:list text:style-name="L2">
            <text:list-header>
              <text:p text:style-name="P11"><text:span text:style-name="T5"><text:s text:c="4"/></text:span><text:span text:style-name="T5">if(*pr&gt;=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618cm" svg:height="1.108cm" svg:x="0.702cm" svg:y="6.003cm">
          <text:list text:style-name="L2">
            <text:list-header>
              <text:p text:style-name="P11"><text:span text:style-name="T5"><text:s text:c="4"/></text:span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625cm" svg:height="1.108cm" svg:x="0.702cm" svg:y="7.19cm">
          <text:list text:style-name="L2">
            <text:list-header>
              <text:p text:style-name="P11"><text:span text:style-name="T5"><text:s text:c="6"/></text:span><text:span text:style-name="T5">printf("\n\nPi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005cm" svg:height="1.108cm" svg:x="0.702cm" svg:y="8.376cm">
          <text:list text:style-name="L2">
            <text:list-header>
              <text:p text:style-name="P11"><text:span text:style-name="T5"><text:s text:c="6"/></text:span><text:span text:style-name="T5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618cm" svg:height="1.108cm" svg:x="0.702cm" svg:y="9.562cm">
          <text:list text:style-name="L2">
            <text:list-header>
              <text:p text:style-name="P11"><text:span text:style-name="T5"><text:s text:c="4"/></text:span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15.318cm" svg:height="1.108cm" svg:x="0.702cm" svg:y="10.748cm">
          <text:list text:style-name="L2">
            <text:list-header>
              <text:p text:style-name="P11"><text:span text:style-name="T5"><text:s text:c="4"/></text:span><text:span text:style-name="T5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7" draw:id="id7" draw:layer="layout" svg:width="10.238cm" svg:height="1.108cm" svg:x="0.702cm" svg:y="11.935cm">
          <text:list text:style-name="L2">
            <text:list-header>
              <text:p text:style-name="P11"><text:span text:style-name="T5"><text:s text:c="4"/></text:span><text:span text:style-name="T5">scanf("%d",d[*</text:span><text:span text:style-name="T5">pr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9" draw:id="id9" draw:layer="layout" svg:width="5.582cm" svg:height="1.108cm" svg:x="0.701cm" svg:y="13.121cm">
          <text:list text:style-name="L2">
            <text:list-header>
              <text:p text:style-name="P11"><text:span text:style-name="T5"><text:s text:c="4"/></text:span><text:span text:style-name="T5">(*pr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12" draw:id="id12" draw:layer="layout" svg:width="16.165cm" svg:height="1.108cm" svg:x="0.702cm" svg:y="14.307cm">
          <text:list text:style-name="L2">
            <text:list-header>
              <text:p text:style-name="P11"><text:span text:style-name="T5"><text:s text:c="4"/></text:span><text:span text:style-name="T5">printf("\</text:span><text:span text:style-name="T5">nOtro dato ( S </text:span><text:span text:style-name="T5">/ N 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13" draw:id="id13" draw:layer="layout" svg:width="10.662cm" svg:height="1.108cm" svg:x="0.701cm" svg:y="15.493cm">
          <text:list text:style-name="L2">
            <text:list-header>
              <text:p text:style-name="P11"><text:span text:style-name="T5"><text:s text:c="4"/></text:span><text:span text:style-name="T5">k=toupper(ge</text:span><text:span text:style-name="T5">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14" draw:id="id14" draw:layer="layout" svg:width="7.699cm" svg:height="1.108cm" svg:x="0.701cm" svg:y="16.679cm">
          <text:list text:style-name="L2">
            <text:list-header>
              <text:p text:style-name="P11"><text:span text:style-name="T5"><text:s text:c="2"/></text:span><text:span text:style-name="T5">}wh</text:span><text:span text:style-name="T5">ile(k</text:span><text:span text:style-name="T5">=='S'</text:span><text:span text:style-name="T5">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19" draw:id="id19" draw:layer="layout" svg:width="0.925cm" svg:height="1.108cm" svg:x="0.702cm" svg:y="17.866cm">
          <text:list text:style-name="L2">
            <text:list-header>
              <text:p text:style-name="P11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7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7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7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9" smil:attributeName="color" smil:to="#000000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 xml:id="id25" draw:id="id25">
          <draw:custom-shape draw:style-name="gr7" draw:text-style-name="P7" draw:layer="layout" svg:width="1.777cm" svg:height="0.763cm" svg:x="22.527cm" svg:y="8.29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5" draw:text-style-name="P8" draw:layer="layout" svg:x1="22.362cm" svg:y1="8.647cm" svg:x2="21.18cm" svg:y2="8.651cm">
            <text:p/>
          </draw:line>
        </draw:g>
        <draw:g>
          <draw:custom-shape draw:style-name="gr6" draw:text-style-name="P2" draw:layer="layout" svg:width="1.27cm" svg:height="1.27cm" draw:transform="rotate (-1.5707963267949) translate (21.167cm 4.13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5.40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6.67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7.94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9.21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10.48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11.75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7cm" svg:height="1.27cm" draw:transform="rotate (-1.5707963267949) translate (21.167cm 13.02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xml:id="id36" draw:id="id36" draw:layer="layout" svg:width="0.758cm" svg:height="0.759cm" svg:x="20.1cm" svg:y="4.405cm">
          <text:list text:style-name="L2">
            <text:list-header>
              <text:p text:style-name="P9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xml:id="id34" draw:id="id34" draw:layer="layout" svg:width="0.758cm" svg:height="0.759cm" svg:x="20.1cm" svg:y="5.675cm">
          <text:list text:style-name="L2">
            <text:list-header>
              <text:p text:style-name="P9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xml:id="id29" draw:id="id29" draw:layer="layout" svg:width="0.758cm" svg:height="0.759cm" svg:x="20.1cm" svg:y="6.945cm">
          <text:list text:style-name="L2">
            <text:list-header>
              <text:p text:style-name="P9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6" draw:id="id26">
          <draw:custom-shape draw:style-name="gr7" draw:text-style-name="P7" draw:layer="layout" svg:width="1.777cm" svg:height="0.763cm" svg:x="22.513cm" svg:y="6.936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7" draw:text-style-name="P8" draw:layer="layout" svg:x1="22.347cm" svg:y1="7.293cm" svg:x2="21.166cm" svg:y2="7.298cm">
            <text:p/>
          </draw:line>
        </draw:g>
        <draw:g xml:id="id33" draw:id="id33">
          <draw:custom-shape draw:style-name="gr7" draw:text-style-name="P7" draw:layer="layout" svg:width="1.777cm" svg:height="0.763cm" svg:x="22.513cm" svg:y="5.666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8" draw:text-style-name="P8" draw:layer="layout" svg:x1="22.347cm" svg:y1="6.023cm" svg:x2="21.166cm" svg:y2="6.028cm">
            <text:p/>
          </draw:line>
        </draw:g>
        <draw:g xml:id="id37" draw:id="id37">
          <draw:custom-shape draw:style-name="gr7" draw:text-style-name="P7" draw:layer="layout" svg:width="1.777cm" svg:height="0.763cm" svg:x="22.513cm" svg:y="3.126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9" draw:text-style-name="P8" draw:layer="layout" svg:x1="22.347cm" svg:y1="3.483cm" svg:x2="21.166cm" svg:y2="3.488cm">
            <text:p/>
          </draw:line>
        </draw:g>
        <draw:g xml:id="id35" draw:id="id35">
          <draw:custom-shape draw:style-name="gr7" draw:text-style-name="P7" draw:layer="layout" svg:width="1.777cm" svg:height="0.763cm" svg:x="22.527cm" svg:y="4.326cm">
            <text:list text:style-name="L2">
              <text:list-header>
                <text:p text:style-name="P6"><text:span text:style-name="T3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0" draw:text-style-name="P8" draw:layer="layout" svg:x1="22.362cm" svg:y1="4.683cm" svg:x2="21.18cm" svg:y2="4.688cm">
            <text:p/>
          </draw:line>
        </draw:g>
        <draw:custom-shape draw:style-name="gr14" draw:text-style-name="P12" xml:id="id20" draw:id="id20" draw:layer="layout" svg:width="10.662cm" svg:height="1.108cm" svg:x="0.719cm" svg:y="0.236cm">
          <text:list text:style-name="L2">
            <text:list-header>
              <text:p text:style-name="P11"><text:span text:style-name="T5">voi</text:span><text:span text:style-name="T5">d </text:span><text:span text:style-name="T5">lee</text:span><text:span text:style-name="T5">(in</text:span><text:span text:style-name="T5">t </text:span><text:span text:style-name="T5">*pr</text:span><text:span text:style-name="T5">,in</text:span><text:span text:style-name="T5">t </text:span><text:span text:style-name="T5">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1" draw:id="id21" draw:layer="layout" svg:width="0.925cm" svg:height="1.108cm" svg:x="0.508cm" svg:y="1.576cm">
          <text:list text:style-name="L2">
            <text:list-header>
              <text:p text:style-name="P11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2" draw:id="id22" draw:layer="layout" svg:width="4.312cm" svg:height="1.108cm" svg:x="0.507cm" svg:y="2.921cm">
          <text:list text:style-name="L2">
            <text:list-header>
              <text:p text:style-name="P11"><text:span text:style-name="T5"><text:s text:c="2"/></text:span><text:span text:style-name="T5">cha</text:span><text:span text:style-name="T5">r </text:span><text:span text:style-name="T5">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3" draw:id="id23" draw:layer="layout" svg:width="2.619cm" svg:height="1.108cm" svg:x="0.507cm" svg:y="4.266cm">
          <text:list text:style-name="L2">
            <text:list-header>
              <text:p text:style-name="P11"><text:span text:style-name="T5"><text:s text:c="2"/></text:span><text:span text:style-name="T5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4" draw:id="id24" draw:layer="layout" svg:width="5.582cm" svg:height="1.108cm" svg:x="0.507cm" svg:y="5.611cm">
          <text:list text:style-name="L2">
            <text:list-header>
              <text:p text:style-name="P11"><text:span text:style-name="T5"><text:s text:c="2"/></text:span><text:span text:style-name="T5"><text:s text:c="2"/></text:span><text:span text:style-name="T5">(</text:span><text:span text:style-name="T5">*</text:span><text:span text:style-name="T5">p</text:span><text:span text:style-name="T5">r</text:span><text:span text:style-name="T5">)</text:span><text:span text:style-name="T5">-</text:span><text:span text:style-name="T5">-</text:span><text:span text:style-name="T5">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7" draw:id="id27" draw:layer="layout" svg:width="6.428cm" svg:height="1.108cm" svg:x="0.508cm" svg:y="6.952cm">
          <text:list text:style-name="L2">
            <text:list-header>
              <text:p text:style-name="P11"><text:span text:style-name="T5"><text:s text:c="2"/></text:span><text:span text:style-name="T5"><text:s text:c="2"/></text:span><text:span text:style-name="T5">i</text:span><text:span text:style-name="T5">f</text:span><text:span text:style-name="T5">(</text:span><text:span text:style-name="T5">*</text:span><text:span text:style-name="T5">p</text:span><text:span text:style-name="T5">r</text:span><text:span text:style-name="T5">&lt;</text:span><text:span text:style-name="T5">0</text:span><text:span text:style-name="T5">)</text:span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8" draw:id="id38" draw:layer="layout" svg:width="13.625cm" svg:height="1.108cm" svg:x="0.508cm" svg:y="8.297cm">
          <text:list text:style-name="L2">
            <text:list-header>
              <text:p text:style-name="P11"><text:span text:style-name="T5"><text:s text:c="6"/></text:span><text:span text:style-name="T5">printf("\n\nPi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9" draw:id="id39" draw:layer="layout" svg:width="6.429cm" svg:height="1.108cm" svg:x="0.507cm" svg:y="9.641cm">
          <text:list text:style-name="L2">
            <text:list-header>
              <text:p text:style-name="P11"><text:span text:style-name="T5"><text:s text:c="6"/></text:span><text:span text:style-name="T5">(*pr)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40" draw:id="id40" draw:layer="layout" svg:width="6.429cm" svg:height="1.108cm" svg:x="0.507cm" svg:y="10.986cm">
          <text:list text:style-name="L2">
            <text:list-header>
              <text:p text:style-name="P11"><text:span text:style-name="T5"><text:s text:c="6"/></text:span><text:span text:style-name="T5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28" draw:id="id28" draw:layer="layout" svg:width="16.588cm" svg:height="1.108cm" svg:x="0.508cm" svg:y="12.327cm">
          <text:list text:style-name="L2">
            <text:list-header>
              <text:p text:style-name="P11"><text:span text:style-name="T5"><text:s text:c="2"/></text:span><text:span text:style-name="T5"><text:s text:c="2"/></text:span><text:span text:style-name="T5">p</text:span><text:span text:style-name="T5">r</text:span><text:span text:style-name="T5">i</text:span><text:span text:style-name="T5">n</text:span><text:span text:style-name="T5">t</text:span><text:span text:style-name="T5">f</text:span><text:span text:style-name="T5">(</text:span><text:span text:style-name="T5">"</text:span><text:span text:style-name="T5">\</text:span><text:span text:style-name="T5">n</text:span><text:span text:style-name="T5">E</text:span><text:span text:style-name="T5">l </text:span><text:span text:style-name="T5">d</text:span><text:span text:style-name="T5">a</text:span><text:span text:style-name="T5">t</text:span><text:span text:style-name="T5">o </text:span><text:span text:style-name="T5">e</text:span><text:span text:style-name="T5">s </text:span><text:span text:style-name="T5">:</text:span><text:span text:style-name="T5">%</text:span><text:span text:style-name="T5">d</text:span><text:span text:style-name="T5">"</text:span><text:span text:style-name="T5">,</text:span><text:span text:style-name="T5">d</text:span><text:span text:style-name="T5">[</text:span><text:span text:style-name="T5">*</text:span><text:span text:style-name="T5">p</text:span><text:span text:style-name="T5">r</text:span><text:span text:style-name="T5">]</text:span><text:span text:style-name="T5">)</text:span><text:span text:style-name="T5">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0" draw:id="id30" draw:layer="layout" svg:width="16.165cm" svg:height="1.108cm" svg:x="0.508cm" svg:y="13.672cm">
          <text:list text:style-name="L2">
            <text:list-header>
              <text:p text:style-name="P11"><text:span text:style-name="T5"><text:s text:c="4"/></text:span><text:span text:style-name="T5">pri</text:span><text:span text:style-name="T5">ntf</text:span><text:span text:style-name="T5">("\</text:span><text:span text:style-name="T5">nOt</text:span><text:span text:style-name="T5">ro </text:span><text:span text:style-name="T5">dat</text:span><text:span text:style-name="T5">o ( </text:span><text:span text:style-name="T5">S / </text:span><text:span text:style-name="T5">N )</text:span><text:span text:style-name="T5">?")</text:span><text:span text:style-name="T5">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1" draw:id="id31" draw:layer="layout" svg:width="10.662cm" svg:height="1.108cm" svg:x="0.507cm" svg:y="15.017cm">
          <text:list text:style-name="L2">
            <text:list-header>
              <text:p text:style-name="P11"><text:span text:style-name="T5"><text:s text:c="4"/></text:span><text:span text:style-name="T5">k=toupper</text:span><text:span text:style-name="T5">(getche()</text:span><text:span text:style-name="T5">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32" draw:id="id32" draw:layer="layout" svg:width="7.699cm" svg:height="1.108cm" svg:x="0.507cm" svg:y="16.362cm">
          <text:list text:style-name="L2">
            <text:list-header>
              <text:p text:style-name="P11"><text:span text:style-name="T5"><text:s text:c="2"/></text:span><text:span text:style-name="T5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xml:id="id41" draw:id="id41" draw:layer="layout" svg:width="0.925cm" svg:height="1.108cm" svg:x="0.508cm" svg:y="17.707cm">
          <text:list text:style-name="L2">
            <text:list-header>
              <text:p text:style-name="P11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2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28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28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28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1s" presentation:node-type="with-previous" presentation:group-id="6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8" smil:attributeName="color" smil:to="#000000"/>
                </anim:par>
                <anim:par smil:begin="1s" presentation:node-type="with-previous" presentation:group-id="6" presentation:preset-class="emphasis" presentation:preset-id="ooo-emphasis-font-color" presentation:preset-sub-type="1">
                  <anim:set smil:dur="indefinite" smil:targetElement="id39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9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4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4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4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41" smil:attributeName="color" smil:to="#000000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custom-shape draw:style-name="gr21" draw:text-style-name="P14" draw:layer="layout" svg:width="13.308cm" svg:height="8.379cm" svg:x="6.046cm" svg:y="5.336cm">
          <text:list text:style-name="L2">
            <text:list-item>
              <text:p text:style-name="P13"><text:span text:style-name="T6">COLA</text:span></text:p>
            </text:list-item>
            <text:list-item>
              <text:p text:style-name="P13"><text:span text:style-name="T6">BUFF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22" draw:text-style-name="P16" xml:id="id42" draw:id="id42" draw:layer="layout" svg:width="15.742cm" svg:height="1.108cm" svg:x="0.309cm" svg:y="0.013cm">
          <text:list text:style-name="L2">
            <text:list-header>
              <text:p text:style-name="P15"><text:span text:style-name="T5">void ingresa(int *pr,int *ul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43" draw:id="id43" draw:layer="layout" svg:width="0.925cm" svg:height="1.108cm" svg:x="0.309cm" svg:y="1.133cm">
          <text:list text:style-name="L2">
            <text:list-header>
              <text:p text:style-name="P15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44" draw:id="id44" draw:layer="layout" svg:width="4.312cm" svg:height="1.108cm" svg:x="0.309cm" svg:y="2.253cm">
          <text:list text:style-name="L2">
            <text:list-header>
              <text:p text:style-name="P15"><text:span text:style-name="T5"><text:s text:c="2"/></text:span><text:span text:style-name="T5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45" draw:id="id45" draw:layer="layout" svg:width="2.619cm" svg:height="1.108cm" svg:x="0.308cm" svg:y="3.373cm">
          <text:list text:style-name="L2">
            <text:list-header>
              <text:p text:style-name="P15"><text:span text:style-name="T7"><text:s text:c="2"/></text:span><text:span text:style-name="T7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46" draw:id="id46" draw:layer="layout" svg:width="5.582cm" svg:height="1.108cm" svg:x="0.309cm" svg:y="4.494cm">
          <text:list text:style-name="L2">
            <text:list-header>
              <text:p text:style-name="P15"><text:span text:style-name="T5"><text:s text:c="4"/></text:span><text:span text:style-name="T5">(*pr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49" draw:id="id49" draw:layer="layout" svg:width="6.852cm" svg:height="1.108cm" svg:x="0.309cm" svg:y="5.614cm">
          <text:list text:style-name="L2">
            <text:list-header>
              <text:p text:style-name="P15"><text:span text:style-name="T5"><text:s text:c="4"/></text:span><text:span text:style-name="T5">if(*pr&gt;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618cm" svg:height="1.108cm" svg:x="0.309cm" svg:y="6.734cm">
          <text:list text:style-name="L2">
            <text:list-header>
              <text:p text:style-name="P15"><text:span text:style-name="T5"><text:s text:c="4"/></text:span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3.625cm" svg:height="1.108cm" svg:x="0.309cm" svg:y="7.854cm">
          <text:list text:style-name="L2">
            <text:list-header>
              <text:p text:style-name="P15"><text:span text:style-name="T5"><text:s text:c="6"/></text:span><text:span text:style-name="T5">printf("\n\nCo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6.429cm" svg:height="1.108cm" svg:x="0.308cm" svg:y="8.974cm">
          <text:list text:style-name="L2">
            <text:list-header>
              <text:p text:style-name="P15"><text:span text:style-name="T5"><text:s text:c="6"/></text:span><text:span text:style-name="T5">(*pr)--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6.005cm" svg:height="1.108cm" svg:x="0.309cm" svg:y="10.094cm">
          <text:list text:style-name="L2">
            <text:list-header>
              <text:p text:style-name="P15"><text:span text:style-name="T5"><text:s text:c="6"/></text:span><text:span text:style-name="T5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618cm" svg:height="1.108cm" svg:x="0.309cm" svg:y="11.214cm">
          <text:list text:style-name="L2">
            <text:list-header>
              <text:p text:style-name="P15"><text:span text:style-name="T5"><text:s text:c="4"/></text:span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50" draw:id="id50" draw:layer="layout" svg:width="15.318cm" svg:height="1.108cm" svg:x="0.309cm" svg:y="12.334cm">
          <text:list text:style-name="L2">
            <text:list-header>
              <text:p text:style-name="P15"><text:span text:style-name="T5"><text:s text:c="4"/></text:span><text:span text:style-name="T5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51" draw:id="id51" draw:layer="layout" svg:width="11.508cm" svg:height="1.108cm" svg:x="0.309cm" svg:y="13.454cm">
          <text:list text:style-name="L2">
            <text:list-header>
              <text:p text:style-name="P15"><text:span text:style-name="T5"><text:s text:c="4"/></text:span><text:span text:style-name="T5">scanf("%d",&amp;d[*pr-1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53" draw:id="id53" draw:layer="layout" svg:width="16.588cm" svg:height="1.108cm" svg:x="0.309cm" svg:y="14.574cm">
          <text:list text:style-name="L2">
            <text:list-header>
              <text:p text:style-name="P15"><text:span text:style-name="T5"><text:s text:c="4"/></text:span><text:span text:style-name="T5">printf("\nOtro dato ( S / N )?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54" draw:id="id54" draw:layer="layout" svg:width="10.662cm" svg:height="1.108cm" svg:x="0.309cm" svg:y="15.694cm">
          <text:list text:style-name="L2">
            <text:list-header>
              <text:p text:style-name="P15"><text:span text:style-name="T5"><text:s text:c="4"/></text:span><text:span text:style-name="T5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55" draw:id="id55" draw:layer="layout" svg:width="7.699cm" svg:height="1.108cm" svg:x="0.308cm" svg:y="16.814cm">
          <text:list text:style-name="L2">
            <text:list-header>
              <text:p text:style-name="P15"><text:span text:style-name="T5"><text:s text:c="2"/></text:span><text:span text:style-name="T5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0" draw:id="id60" draw:layer="layout" svg:width="0.925cm" svg:height="1.108cm" svg:x="0.309cm" svg:y="17.934cm">
          <text:list text:style-name="L2">
            <text:list-header>
              <text:p text:style-name="P15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58" draw:id="id58">
          <draw:custom-shape draw:style-name="gr23" draw:text-style-name="P2" draw:layer="layout" svg:width="2.623cm" svg:height="0.763cm" svg:x="22.205cm" svg:y="5.177cm">
            <text:list text:style-name="L2">
              <text:list-header>
                <text:p text:style-name="P6"><text:span text:style-name="T3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2.339cm" svg:y1="5.724cm" svg:x2="21.576cm" svg:y2="5.724cm">
            <text:p/>
          </draw:line>
        </draw:g>
        <draw:g>
          <draw:custom-shape draw:style-name="gr25" draw:text-style-name="P2" draw:layer="layout" svg:width="1.27cm" svg:height="1.27cm" draw:transform="rotate (-1.5707963267949) translate (21.572cm 1.36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2cm 2.63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2cm 3.90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2cm 5.17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7cm 6.44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7cm 7.71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7cm 8.98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27cm" svg:height="1.27cm" draw:transform="rotate (-1.5707963267949) translate (21.577cm 10.2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2" draw:layer="layout" svg:width="2.652cm" svg:height="0.727cm" svg:x="17.101cm" svg:y="1.363cm">
            <text:list text:style-name="L2">
              <text:list-header>
                <text:p text:style-name="P6"><text:span text:style-name="T8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19.432cm" svg:y1="1.964cm" svg:x2="20.301cm" svg:y2="1.964cm">
            <text:p/>
          </draw:line>
        </draw:g>
        <draw:custom-shape draw:style-name="gr26" draw:text-style-name="P2" xml:id="id52" draw:id="id52" draw:layer="layout" svg:width="1.001cm" svg:height="1.001cm" svg:x="20.443cm" svg:y="1.499cm">
          <text:list text:style-name="L2">
            <text:list-header>
              <text:p text:style-name="P6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57" draw:id="id57" draw:layer="layout" svg:width="1.001cm" svg:height="1.001cm" svg:x="20.443cm" svg:y="2.796cm">
          <text:list text:style-name="L2">
            <text:list-header>
              <text:p text:style-name="P6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59" draw:id="id59" draw:layer="layout" svg:width="1.001cm" svg:height="1.001cm" svg:x="20.443cm" svg:y="4.048cm">
          <text:list text:style-name="L2">
            <text:list-header>
              <text:p text:style-name="P6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6" draw:id="id56">
          <draw:custom-shape draw:style-name="gr23" draw:text-style-name="P2" draw:layer="layout" svg:width="2.623cm" svg:height="0.763cm" svg:x="22.205cm" svg:y="3.925cm">
            <text:list text:style-name="L2">
              <text:list-header>
                <text:p text:style-name="P6"><text:span text:style-name="T3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2.339cm" svg:y1="4.472cm" svg:x2="21.576cm" svg:y2="4.472cm">
            <text:p/>
          </draw:line>
        </draw:g>
        <draw:g xml:id="id48" draw:id="id48">
          <draw:custom-shape draw:style-name="gr23" draw:text-style-name="P2" draw:layer="layout" svg:width="2.623cm" svg:height="0.763cm" svg:x="22.205cm" svg:y="2.725cm">
            <text:list text:style-name="L2">
              <text:list-header>
                <text:p text:style-name="P6"><text:span text:style-name="T3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2.339cm" svg:y1="3.272cm" svg:x2="21.576cm" svg:y2="3.272cm">
            <text:p/>
          </draw:line>
        </draw:g>
        <draw:g xml:id="id47" draw:id="id47">
          <draw:custom-shape draw:style-name="gr23" draw:text-style-name="P2" draw:layer="layout" svg:width="2.623cm" svg:height="0.762cm" svg:x="22.205cm" svg:y="1.363cm">
            <text:list text:style-name="L2">
              <text:list-header>
                <text:p text:style-name="P6"><text:span text:style-name="T3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2.339cm" svg:y1="1.909cm" svg:x2="21.576cm" svg:y2="1.909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3s" smil:fill="hold" smil:repeatCount="1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5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5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5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6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0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g>
            <draw:custom-shape draw:style-name="gr25" draw:text-style-name="P2" draw:layer="layout" svg:width="1.27cm" svg:height="1.269cm" draw:transform="rotate (-1.5707963267949) translate (22.073cm 4.12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3cm 5.39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3cm 6.66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3cm 7.93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7cm 9.20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7cm 10.47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7cm 11.748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1.27cm" svg:height="1.269cm" draw:transform="rotate (-1.5707963267949) translate (22.077cm 13.01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3" draw:text-style-name="P2" draw:layer="layout" svg:width="2.623cm" svg:height="0.763cm" svg:x="22.76cm" svg:y="8.021cm">
              <text:list text:style-name="L2">
                <text:list-header>
                  <text:p text:style-name="P6"><text:span text:style-name="T3">ingresa</text:span></text:p>
                </text:list-header>
              </text:list>
              <draw:enhanced-geometry svg:viewBox="0 0 21600 21600" draw:mirror-horizontal="true" draw:type="mso-spt202" draw:enhanced-path="M 0 0 L 21600 0 21600 21600 0 21600 0 0 Z N"/>
            </draw:custom-shape>
            <draw:line draw:style-name="gr24" draw:text-style-name="P8" draw:layer="layout" svg:x1="22.894cm" svg:y1="8.568cm" svg:x2="22.131cm" svg:y2="8.568cm">
              <text:p/>
            </draw:line>
          </draw:g>
        </draw:g>
        <draw:g xml:id="id69" draw:id="id69">
          <draw:custom-shape draw:style-name="gr23" draw:text-style-name="P2" draw:layer="layout" svg:width="2.328cm" svg:height="0.762cm" svg:x="17.992cm" svg:y="4.004cm">
            <text:list text:style-name="L2">
              <text:list-header>
                <text:p text:style-name="P6"><text:span text:style-name="T8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0.038cm" svg:y1="4.634cm" svg:x2="20.801cm" svg:y2="4.634cm">
            <text:p/>
          </draw:line>
        </draw:g>
        <draw:custom-shape draw:style-name="gr26" draw:text-style-name="P2" xml:id="id67" draw:id="id67" draw:layer="layout" svg:width="0.759cm" svg:height="0.763cm" svg:x="21.043cm" svg:y="4.339cm">
          <text:list text:style-name="L2">
            <text:list-header>
              <text:p text:style-name="P6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74" draw:id="id74" draw:layer="layout" svg:width="0.759cm" svg:height="0.763cm" svg:x="21.043cm" svg:y="5.609cm">
          <text:list text:style-name="L2">
            <text:list-header>
              <text:p text:style-name="P6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76" draw:id="id76" draw:layer="layout" svg:width="0.759cm" svg:height="0.763cm" svg:x="21.043cm" svg:y="6.963cm">
          <text:list text:style-name="L2">
            <text:list-header>
              <text:p text:style-name="P6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0" draw:id="id70">
          <draw:custom-shape draw:style-name="gr23" draw:text-style-name="P2" draw:layer="layout" svg:width="2.328cm" svg:height="0.762cm" svg:x="17.992cm" svg:y="5.375cm">
            <text:list text:style-name="L2">
              <text:list-header>
                <text:p text:style-name="P6"><text:span text:style-name="T8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0.038cm" svg:y1="6.005cm" svg:x2="20.801cm" svg:y2="6.005cm">
            <text:p/>
          </draw:line>
        </draw:g>
        <draw:g xml:id="id75" draw:id="id75">
          <draw:custom-shape draw:style-name="gr23" draw:text-style-name="P2" draw:layer="layout" svg:width="2.328cm" svg:height="0.762cm" svg:x="17.992cm" svg:y="6.645cm">
            <text:list text:style-name="L2">
              <text:list-header>
                <text:p text:style-name="P6"><text:span text:style-name="T8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0.038cm" svg:y1="7.275cm" svg:x2="20.801cm" svg:y2="7.275cm">
            <text:p/>
          </draw:line>
        </draw:g>
        <draw:g xml:id="id77" draw:id="id77">
          <draw:custom-shape draw:style-name="gr23" draw:text-style-name="P2" draw:layer="layout" svg:width="2.328cm" svg:height="0.762cm" svg:x="17.992cm" svg:y="8.043cm">
            <text:list text:style-name="L2">
              <text:list-header>
                <text:p text:style-name="P6"><text:span text:style-name="T8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8" draw:layer="layout" svg:x1="20.038cm" svg:y1="8.673cm" svg:x2="20.801cm" svg:y2="8.673cm">
            <text:p/>
          </draw:line>
        </draw:g>
        <draw:custom-shape draw:style-name="gr22" draw:text-style-name="P16" xml:id="id61" draw:id="id61" draw:layer="layout" svg:width="14.049cm" svg:height="1.108cm" svg:x="0.502cm" svg:y="0.154cm">
          <text:list text:style-name="L2">
            <text:list-header>
              <text:p text:style-name="P15"><text:span text:style-name="T5">void lee(int *pr,int *ul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2" draw:id="id62" draw:layer="layout" svg:width="0.925cm" svg:height="1.108cm" svg:x="0.503cm" svg:y="1.411cm">
          <text:list text:style-name="L2">
            <text:list-header>
              <text:p text:style-name="P15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3" draw:id="id63" draw:layer="layout" svg:width="4.312cm" svg:height="1.108cm" svg:x="0.503cm" svg:y="2.672cm">
          <text:list text:style-name="L2">
            <text:list-header>
              <text:p text:style-name="P15"><text:span text:style-name="T5"><text:s text:c="2"/></text:span><text:span text:style-name="T5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4" draw:id="id64" draw:layer="layout" svg:width="2.619cm" svg:height="1.108cm" svg:x="0.502cm" svg:y="3.933cm">
          <text:list text:style-name="L2">
            <text:list-header>
              <text:p text:style-name="P15"><text:span text:style-name="T5"><text:s text:c="2"/></text:span><text:span text:style-name="T5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5" draw:id="id65" draw:layer="layout" svg:width="7.275cm" svg:height="1.108cm" svg:x="0.503cm" svg:y="5.19cm">
          <text:list text:style-name="L2">
            <text:list-header>
              <text:p text:style-name="P15"><text:span text:style-name="T5"><text:s text:c="4"/></text:span><text:span text:style-name="T5">if(*pr==*u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78" draw:id="id78" draw:layer="layout" svg:width="2.618cm" svg:height="1.108cm" svg:x="0.503cm" svg:y="6.451cm">
          <text:list text:style-name="L2">
            <text:list-header>
              <text:p text:style-name="P15"><text:span text:style-name="T5"><text:s text:c="4"/></text:span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79" draw:id="id79" draw:layer="layout" svg:width="13.625cm" svg:height="1.108cm" svg:x="0.503cm" svg:y="7.713cm">
          <text:list text:style-name="L2">
            <text:list-header>
              <text:p text:style-name="P15"><text:span text:style-name="T5"><text:s text:c="6"/></text:span><text:span text:style-name="T5">printf("\n\nCo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80" draw:id="id80" draw:layer="layout" svg:width="6.005cm" svg:height="1.108cm" svg:x="0.503cm" svg:y="8.974cm">
          <text:list text:style-name="L2">
            <text:list-header>
              <text:p text:style-name="P15"><text:span text:style-name="T5"><text:s text:c="6"/></text:span><text:span text:style-name="T5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81" draw:id="id81" draw:layer="layout" svg:width="2.618cm" svg:height="1.108cm" svg:x="0.503cm" svg:y="10.231cm">
          <text:list text:style-name="L2">
            <text:list-header>
              <text:p text:style-name="P15"><text:span text:style-name="T5"><text:s text:c="4"/></text:span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6" draw:id="id66" draw:layer="layout" svg:width="16.588cm" svg:height="1.108cm" svg:x="0.503cm" svg:y="11.492cm">
          <text:list text:style-name="L2">
            <text:list-header>
              <text:p text:style-name="P15"><text:span text:style-name="T5"><text:s text:c="4"/></text:span><text:span text:style-name="T5">printf("\nEl dato es :%d",d[*ul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68" draw:id="id68" draw:layer="layout" svg:width="5.582cm" svg:height="1.108cm" svg:x="0.503cm" svg:y="12.753cm">
          <text:list text:style-name="L2">
            <text:list-header>
              <text:p text:style-name="P15"><text:span text:style-name="T5"><text:s text:c="4"/></text:span><text:span text:style-name="T5">(*ul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71" draw:id="id71" draw:layer="layout" svg:width="16.588cm" svg:height="1.108cm" svg:x="0.503cm" svg:y="14.01cm">
          <text:list text:style-name="L2">
            <text:list-header>
              <text:p text:style-name="P15"><text:span text:style-name="T5"><text:s text:c="4"/></text:span><text:span text:style-name="T5">printf("\nOtro dato ( S / N )?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72" draw:id="id72" draw:layer="layout" svg:width="10.662cm" svg:height="1.108cm" svg:x="0.503cm" svg:y="15.271cm">
          <text:list text:style-name="L2">
            <text:list-header>
              <text:p text:style-name="P15"><text:span text:style-name="T5"><text:s text:c="4"/></text:span><text:span text:style-name="T5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73" draw:id="id73" draw:layer="layout" svg:width="7.699cm" svg:height="1.108cm" svg:x="0.502cm" svg:y="16.532cm">
          <text:list text:style-name="L2">
            <text:list-header>
              <text:p text:style-name="P15"><text:span text:style-name="T5"><text:s text:c="2"/></text:span><text:span text:style-name="T5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82" draw:id="id82" draw:layer="layout" svg:width="0.925cm" svg:height="1.108cm" svg:x="0.503cm" svg:y="17.793cm">
          <text:list text:style-name="L2">
            <text:list-header>
              <text:p text:style-name="P15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6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66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67" smil:type="fade" smil:subtype="crossfade" smil:mode="out"/>
                  <anim:set smil:begin="1.999s" smil:dur="0.001s" smil:fill="hold" smil:targetElement="id6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6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68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66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74" smil:type="fade" smil:subtype="crossfade" smil:mode="out"/>
                  <anim:set smil:begin="1.999s" smil:dur="0.001s" smil:fill="hold" smil:targetElement="id7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6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68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6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6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66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76" smil:type="fade" smil:subtype="crossfade" smil:mode="out"/>
                  <anim:set smil:begin="1.999s" smil:dur="0.001s" smil:fill="hold" smil:targetElement="id7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6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68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6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6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8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7" draw:text-style-name="P18" draw:layer="layout" svg:width="23.002cm" svg:height="8.389cm" svg:x="1.199cm" svg:y="5.331cm">
          <text:list text:style-name="L3">
            <text:list-header>
              <text:p text:style-name="P17"><text:span text:style-name="T10">COLA CIRCUL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22" draw:text-style-name="P16" xml:id="id83" draw:id="id83" draw:layer="layout" svg:width="24.632cm" svg:height="1.108cm" svg:x="0.005cm" svg:y="0cm">
          <text:list text:style-name="L2">
            <text:list-header>
              <text:p text:style-name="P15"><text:span text:style-name="T5">void ingresa(int *d,int **pon,int *lle,int *vac,int *sa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84" draw:id="id84" draw:layer="layout" svg:width="0.925cm" svg:height="1.108cm" svg:x="0.005cm" svg:y="1.001cm">
          <text:list text:style-name="L2">
            <text:list-header>
              <text:p text:style-name="P15"><text:span text:style-name="T7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3.202cm" svg:height="1.108cm" svg:x="0.005cm" svg:y="4.985cm">
          <text:list text:style-name="L2">
            <text:list-header>
              <text:p text:style-name="P15"><text:span text:style-name="T5"><text:s text:c="5"/></text:span><text:span text:style-name="T5">printf("\n\nCo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85" draw:id="id85" draw:layer="layout" svg:width="4.312cm" svg:height="1.108cm" svg:x="0.005cm" svg:y="1.995cm">
          <text:list text:style-name="L2">
            <text:list-header>
              <text:p text:style-name="P15"><text:span text:style-name="T5"><text:s text:c="2"/></text:span><text:span text:style-name="T5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86" draw:id="id86" draw:layer="layout" svg:width="2.619cm" svg:height="1.108cm" svg:x="0.004cm" svg:y="2.992cm">
          <text:list text:style-name="L2">
            <text:list-header>
              <text:p text:style-name="P15"><text:span text:style-name="T5"><text:s text:c="2"/></text:span><text:span text:style-name="T5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87" draw:id="id87" draw:layer="layout" svg:width="5.582cm" svg:height="1.108cm" svg:x="0.005cm" svg:y="3.988cm">
          <text:list text:style-name="L2">
            <text:list-header>
              <text:p text:style-name="P15"><text:span text:style-name="T5"><text:s text:c="3"/></text:span><text:span text:style-name="T5">if(*lle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6.006cm" svg:height="1.108cm" svg:x="0.004cm" svg:y="5.981cm">
          <text:list text:style-name="L2">
            <text:list-header>
              <text:p text:style-name="P15"><text:span text:style-name="T5"><text:s text:c="5"/></text:span><text:span text:style-name="T5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88" draw:id="id88" draw:layer="layout" svg:width="14.895cm" svg:height="1.108cm" svg:x="0.005cm" svg:y="6.978cm">
          <text:list text:style-name="L2">
            <text:list-header>
              <text:p text:style-name="P15"><text:span text:style-name="T5"><text:s text:c="3"/></text:span><text:span text:style-name="T5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89" draw:id="id89" draw:layer="layout" svg:width="8.969cm" svg:height="1.108cm" svg:x="0.004cm" svg:y="7.975cm">
          <text:list text:style-name="L2">
            <text:list-header>
              <text:p text:style-name="P15"><text:span text:style-name="T5"><text:s text:c="3"/></text:span><text:span text:style-name="T5">scanf("%d",*pon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91" draw:id="id91" draw:layer="layout" svg:width="4.735cm" svg:height="1.108cm" svg:x="0.005cm" svg:y="8.971cm">
          <text:list text:style-name="L2">
            <text:list-header>
              <text:p text:style-name="P15"><text:span text:style-name="T5"><text:s text:c="3"/></text:span><text:span text:style-name="T5">*vac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92" draw:id="id92" draw:layer="layout" svg:width="5.582cm" svg:height="1.108cm" svg:x="0.005cm" svg:y="9.972cm">
          <text:list text:style-name="L2">
            <text:list-header>
              <text:p text:style-name="P15"><text:span text:style-name="T5"><text:s text:c="3"/></text:span><text:span text:style-name="T5">(*pon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97" draw:id="id97" draw:layer="layout" svg:width="8.122cm" svg:height="1.108cm" svg:x="0.005cm" svg:y="10.969cm">
          <text:list text:style-name="L2">
            <text:list-header>
              <text:p text:style-name="P15"><text:span text:style-name="T5"><text:s text:c="3"/></text:span><text:span text:style-name="T5">if(*pon==d+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5.582cm" svg:height="1.108cm" svg:x="0.005cm" svg:y="11.965cm">
          <text:list text:style-name="L2">
            <text:list-header>
              <text:p text:style-name="P15"><text:span text:style-name="T5"><text:s text:c="5"/></text:span><text:span text:style-name="T5">*pon=d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98" draw:id="id98" draw:layer="layout" svg:width="7.275cm" svg:height="1.108cm" svg:x="0.005cm" svg:y="12.962cm">
          <text:list text:style-name="L2">
            <text:list-header>
              <text:p text:style-name="P15"><text:span text:style-name="T5"><text:s text:c="3"/></text:span><text:span text:style-name="T5">if(*pon==sa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5.582cm" svg:height="1.108cm" svg:x="0.005cm" svg:y="13.959cm">
          <text:list text:style-name="L2">
            <text:list-header>
              <text:p text:style-name="P15"><text:span text:style-name="T5"><text:s text:c="5"/></text:span><text:span text:style-name="T5">*lle=1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99" draw:id="id99" draw:layer="layout" svg:width="15.742cm" svg:height="1.108cm" svg:x="0.005cm" svg:y="14.955cm">
          <text:list text:style-name="L2">
            <text:list-header>
              <text:p text:style-name="P15"><text:span text:style-name="T5"><text:s text:c="3"/></text:span><text:span text:style-name="T5">printf("\nOtro dato ( S / N 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00" draw:id="id100" draw:layer="layout" svg:width="10.239cm" svg:height="1.108cm" svg:x="0.004cm" svg:y="15.952cm">
          <text:list text:style-name="L2">
            <text:list-header>
              <text:p text:style-name="P15"><text:span text:style-name="T5"><text:s text:c="3"/></text:span><text:span text:style-name="T5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01" draw:id="id101" draw:layer="layout" svg:width="7.699cm" svg:height="1.108cm" svg:x="0.004cm" svg:y="16.948cm">
          <text:list text:style-name="L2">
            <text:list-header>
              <text:p text:style-name="P15"><text:span text:style-name="T5"><text:s text:c="2"/></text:span><text:span text:style-name="T5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08" draw:id="id108" draw:layer="layout" svg:width="0.925cm" svg:height="1.108cm" svg:x="0.005cm" svg:y="17.945cm">
          <text:list text:style-name="L2">
            <text:list-header>
              <text:p text:style-name="P15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28" draw:text-style-name="P8" xml:id="id107" draw:id="id107" draw:layer="layout" svg:width="0.803cm" svg:height="1.111cm" svg:x="21.471cm" svg:y="12.359cm" svg:viewBox="0 0 804 1112" draw:points="804,1112 0,0">
          <text:p/>
        </draw:polyline>
        <draw:custom-shape draw:style-name="gr26" draw:text-style-name="P2" xml:id="id106" draw:id="id106" draw:layer="layout" svg:width="2.072cm" svg:height="1.371cm" svg:x="21.198cm" svg:y="13.529cm">
          <text:list text:style-name="L2">
            <text:list-header>
              <text:p text:style-name="P6"><text:span text:style-name="T11">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9" draw:text-style-name="P2" draw:layer="layout" svg:width="8.224cm" svg:height="8.228cm" draw:transform="rotate (1.23586764333718) translate (13.209cm 12.018cm)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8" draw:text-style-name="P8" draw:layer="layout" svg:x1="18.446cm" svg:y1="8.802cm" svg:x2="18.446cm" svg:y2="7.43cm">
            <text:p/>
          </draw:line>
          <draw:line draw:style-name="gr30" draw:text-style-name="P8" draw:layer="layout" svg:x1="16.5cm" svg:y1="8.814cm" svg:x2="14.556cm" svg:y2="8.137cm">
            <text:p/>
          </draw:line>
          <draw:line draw:style-name="gr30" draw:text-style-name="P8" draw:layer="layout" svg:x1="22.33cm" svg:y1="10.841cm" svg:x2="20.39cm" svg:y2="10.166cm">
            <text:p/>
          </draw:line>
          <draw:line draw:style-name="gr30" draw:text-style-name="P8" draw:layer="layout" svg:x1="17.764cm" svg:y1="11.432cm" svg:x2="17.089cm" svg:y2="13.373cm">
            <text:p/>
          </draw:line>
          <draw:line draw:style-name="gr30" draw:text-style-name="P8" draw:layer="layout" svg:x1="19.793cm" svg:y1="5.602cm" svg:x2="19.117cm" svg:y2="7.543cm">
            <text:p/>
          </draw:line>
          <draw:line draw:style-name="gr30" draw:text-style-name="P8" draw:layer="layout" svg:x1="17.616cm" svg:y1="7.602cm" svg:x2="16.787cm" svg:y2="5.717cm">
            <text:p/>
          </draw:line>
          <draw:line draw:style-name="gr30" draw:text-style-name="P8" draw:layer="layout" svg:x1="20.099cm" svg:y1="13.251cm" svg:x2="19.27cm" svg:y2="11.366cm">
            <text:p/>
          </draw:line>
          <draw:line draw:style-name="gr30" draw:text-style-name="P8" draw:layer="layout" svg:x1="16.558cm" svg:y1="10.31cm" svg:x2="14.674cm" svg:y2="11.139cm">
            <text:p/>
          </draw:line>
          <draw:line draw:style-name="gr30" draw:text-style-name="P8" draw:layer="layout" svg:x1="22.211cm" svg:y1="7.83cm" svg:x2="20.326cm" svg:y2="8.659cm">
            <text:p/>
          </draw:line>
          <draw:custom-shape draw:style-name="gr26" draw:text-style-name="P2" draw:layer="layout" svg:width="1.547cm" svg:height="1.371cm" svg:x="17.599cm" svg:y="8.802cm">
            <text:list text:style-name="L2">
              <text:list-header>
                <text:p text:style-name="P6"><text:span text:style-name="T11">eg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2" xml:id="id90" draw:id="id90" draw:layer="layout" svg:width="1.107cm" svg:height="1.107cm" svg:x="17.758cm" svg:y="6.059cm">
          <text:list text:style-name="L2">
            <text:list-header>
              <text:p text:style-name="P19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02" draw:id="id102" draw:layer="layout" svg:width="1.102cm" svg:height="1.102cm" svg:x="19.804cm" svg:y="6.747cm">
          <text:list text:style-name="L2">
            <text:list-header>
              <text:p text:style-name="P19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05" draw:id="id105" draw:layer="layout" svg:width="1.102cm" svg:height="1.107cm" svg:x="21.189cm" svg:y="8.802cm">
          <text:list text:style-name="L2">
            <text:list-header>
              <text:p text:style-name="P6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8" draw:text-style-name="P8" xml:id="id94" draw:id="id94" draw:layer="layout" svg:width="0.066cm" svg:height="1.368cm" svg:x="18.317cm" svg:y="4.005cm" svg:viewBox="0 0 67 1369" draw:points="0,0 67,1369">
          <text:p/>
        </draw:polyline>
        <draw:custom-shape draw:style-name="gr26" draw:text-style-name="P2" xml:id="id93" draw:id="id93" draw:layer="layout" svg:width="2.073cm" svg:height="1.372cm" svg:x="17.93cm" svg:y="2.522cm">
          <text:list text:style-name="L2">
            <text:list-header>
              <text:p text:style-name="P6"><text:span text:style-name="T11">ing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8" draw:text-style-name="P8" xml:id="id96" draw:id="id96" draw:layer="layout" svg:width="1.022cm" svg:height="0.912cm" svg:x="21.278cm" svg:y="5.552cm" svg:viewBox="0 0 1023 913" draw:points="1023,0 0,913">
          <text:p/>
        </draw:polyline>
        <draw:custom-shape draw:style-name="gr26" draw:text-style-name="P2" xml:id="id95" draw:id="id95" draw:layer="layout" svg:width="2.073cm" svg:height="1.372cm" svg:x="22.375cm" svg:y="4.427cm">
          <text:list text:style-name="L2">
            <text:list-header>
              <text:p text:style-name="P6"><text:span text:style-name="T11">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03" draw:id="id103" draw:layer="layout" svg:width="2.072cm" svg:height="1.371cm" svg:x="22.631cm" svg:y="10.394cm">
          <text:list text:style-name="L2">
            <text:list-header>
              <text:p text:style-name="P6"><text:span text:style-name="T11">ing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8" draw:text-style-name="P8" xml:id="id104" draw:id="id104" draw:layer="layout" svg:width="1.369cm" svg:height="0.059cm" svg:x="22.587cm" svg:y="9.37cm" svg:viewBox="0 0 1370 60" draw:points="1370,0 0,6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8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4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8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5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8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8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8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1s" presentation:node-type="with-previous" presentation:group-id="1" presentation:preset-class="emphasis" presentation:preset-id="ooo-emphasis-font-color" presentation:preset-sub-type="1">
                  <anim:set smil:dur="indefinite" smil:targetElement="id89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9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  <anim:par smil:begin="1s" presentation:node-type="with-previous" presentation:group-id="1" presentation:preset-class="emphasis" presentation:preset-id="ooo-emphasis-font-color" presentation:preset-sub-type="1">
                  <anim:set smil:dur="indefinite" smil:targetElement="id92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3s" smil:fill="hold" presentation:node-type="with-previous" presentation:group-id="1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2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9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9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10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8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8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8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1s" presentation:node-type="with-previous" presentation:group-id="3" presentation:preset-class="emphasis" presentation:preset-id="ooo-emphasis-font-color" presentation:preset-sub-type="1">
                  <anim:set smil:dur="indefinite" smil:targetElement="id89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9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  <anim:par smil:begin="1s" presentation:node-type="with-previous" presentation:group-id="3" presentation:preset-class="emphasis" presentation:preset-id="ooo-emphasis-font-color" presentation:preset-sub-type="1">
                  <anim:set smil:dur="indefinite" smil:targetElement="id92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3s" smil:fill="hold" presentation:node-type="with-previous" presentation:group-id="1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92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9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99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10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8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8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8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1s" presentation:node-type="with-previous" presentation:group-id="5" presentation:preset-class="emphasis" presentation:preset-id="ooo-emphasis-font-color" presentation:preset-sub-type="1">
                  <anim:set smil:dur="indefinite" smil:targetElement="id89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2s" smil:targetElement="id1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9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  <anim:par smil:begin="1s" presentation:node-type="with-previous" presentation:group-id="5" presentation:preset-class="emphasis" presentation:preset-id="ooo-emphasis-font-color" presentation:preset-sub-type="1">
                  <anim:set smil:dur="indefinite" smil:targetElement="id92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3s" smil:fill="hold" presentation:node-type="with-previous" presentation:group-id="0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92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9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99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0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0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08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22" draw:text-style-name="P16" xml:id="id109" draw:id="id109" draw:layer="layout" svg:width="22.939cm" svg:height="1.108cm" svg:x="0.004cm" svg:y="0cm">
          <text:list text:style-name="L2">
            <text:list-header>
              <text:p text:style-name="P15"><text:span text:style-name="T12">void lee(int *d,int **sac,int *vac,int *lle,int *p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0" draw:id="id110" draw:layer="layout" svg:width="0.925cm" svg:height="1.108cm" svg:x="0.005cm" svg:y="1.056cm">
          <text:list text:style-name="L2">
            <text:list-header>
              <text:p text:style-name="P15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1" draw:id="id111" draw:layer="layout" svg:width="4.312cm" svg:height="1.108cm" svg:x="0.005cm" svg:y="2.11cm">
          <text:list text:style-name="L2">
            <text:list-header>
              <text:p text:style-name="P15"><text:span text:style-name="T5"><text:s text:c="2"/></text:span><text:span text:style-name="T5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2" draw:id="id112" draw:layer="layout" svg:width="2.619cm" svg:height="1.108cm" svg:x="0.004cm" svg:y="3.168cm">
          <text:list text:style-name="L2">
            <text:list-header>
              <text:p text:style-name="P15"><text:span text:style-name="T5"><text:s text:c="2"/></text:span><text:span text:style-name="T5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3" draw:id="id113" draw:layer="layout" svg:width="6.005cm" svg:height="1.108cm" svg:x="0.005cm" svg:y="4.222cm">
          <text:list text:style-name="L2">
            <text:list-header>
              <text:p text:style-name="P15"><text:span text:style-name="T5"><text:s text:c="4"/></text:span><text:span text:style-name="T5">if(*vac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30" draw:id="id130" draw:layer="layout" svg:width="13.625cm" svg:height="1.108cm" svg:x="0.005cm" svg:y="5.28cm">
          <text:list text:style-name="L2">
            <text:list-header>
              <text:p text:style-name="P15"><text:span text:style-name="T5"><text:s text:c="6"/></text:span><text:span text:style-name="T5">printf("\n\nCo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31" draw:id="id131" draw:layer="layout" svg:width="6.429cm" svg:height="1.108cm" svg:x="0.004cm" svg:y="6.334cm">
          <text:list text:style-name="L2">
            <text:list-header>
              <text:p text:style-name="P15"><text:span text:style-name="T5"><text:s text:c="6"/></text:span><text:span text:style-name="T5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4" draw:id="id114" draw:layer="layout" svg:width="5.158cm" svg:height="1.108cm" svg:x="0.005cm" svg:y="7.388cm">
          <text:list text:style-name="L2">
            <text:list-header>
              <text:p text:style-name="P15"><text:span text:style-name="T5"><text:s text:c="4"/></text:span><text:span text:style-name="T5">*lle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5" draw:id="id115" draw:layer="layout" svg:width="15.318cm" svg:height="1.108cm" svg:x="0.005cm" svg:y="8.446cm">
          <text:list text:style-name="L2">
            <text:list-header>
              <text:p text:style-name="P15"><text:span text:style-name="T5"><text:s text:c="4"/></text:span><text:span text:style-name="T5">printf("\nEldato es:%d",**sac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17" draw:id="id117" draw:layer="layout" svg:width="6.005cm" svg:height="1.108cm" svg:x="0.005cm" svg:y="9.5cm">
          <text:list text:style-name="L2">
            <text:list-header>
              <text:p text:style-name="P15"><text:span text:style-name="T5"><text:s text:c="4"/></text:span><text:span text:style-name="T5">(*sac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0" draw:id="id120" draw:layer="layout" svg:width="8.545cm" svg:height="1.108cm" svg:x="0.005cm" svg:y="10.559cm">
          <text:list text:style-name="L2">
            <text:list-header>
              <text:p text:style-name="P15"><text:span text:style-name="T5"><text:s text:c="4"/></text:span><text:span text:style-name="T5">if(*sac==d+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6.005cm" svg:height="1.108cm" svg:x="0.005cm" svg:y="11.613cm">
          <text:list text:style-name="L2">
            <text:list-header>
              <text:p text:style-name="P15"><text:span text:style-name="T5"><text:s text:c="6"/></text:span><text:span text:style-name="T5">*sac=d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1" draw:id="id121" draw:layer="layout" svg:width="7.698cm" svg:height="1.108cm" svg:x="0.005cm" svg:y="12.667cm">
          <text:list text:style-name="L2">
            <text:list-header>
              <text:p text:style-name="P15"><text:span text:style-name="T5"><text:s text:c="4"/></text:span><text:span text:style-name="T5">if(*sac==p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9" draw:id="id129" draw:layer="layout" svg:width="6.005cm" svg:height="1.108cm" svg:x="0.005cm" svg:y="13.725cm">
          <text:list text:style-name="L2">
            <text:list-header>
              <text:p text:style-name="P15"><text:span text:style-name="T5"><text:s text:c="6"/></text:span><text:span text:style-name="T5">*vac=1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2" draw:id="id122" draw:layer="layout" svg:width="14.472cm" svg:height="1.108cm" svg:x="0.005cm" svg:y="14.779cm">
          <text:list text:style-name="L2">
            <text:list-header>
              <text:p text:style-name="P15"><text:span text:style-name="T5"><text:s text:c="4"/></text:span><text:span text:style-name="T5">printf("\nOtro dato (S/N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3" draw:id="id123" draw:layer="layout" svg:width="10.662cm" svg:height="1.108cm" svg:x="0.005cm" svg:y="15.837cm">
          <text:list text:style-name="L2">
            <text:list-header>
              <text:p text:style-name="P15"><text:span text:style-name="T5"><text:s text:c="4"/></text:span><text:span text:style-name="T5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24" draw:id="id124" draw:layer="layout" svg:width="7.699cm" svg:height="1.108cm" svg:x="0.004cm" svg:y="16.891cm">
          <text:list text:style-name="L2">
            <text:list-header>
              <text:p text:style-name="P15"><text:span text:style-name="T5"><text:s text:c="2"/></text:span><text:span text:style-name="T5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6" xml:id="id132" draw:id="id132" draw:layer="layout" svg:width="0.925cm" svg:height="1.108cm" svg:x="0.005cm" svg:y="17.945cm">
          <text:list text:style-name="L2">
            <text:list-header>
              <text:p text:style-name="P15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28" draw:text-style-name="P8" xml:id="id118" draw:id="id118" draw:layer="layout" svg:width="0cm" svg:height="1.37cm" svg:x="19.879cm" svg:y="5.454cm" svg:viewBox="0 0 0 1371" draw:points="0,1371 0,0">
          <text:p/>
        </draw:polyline>
        <draw:g>
          <draw:custom-shape draw:style-name="gr26" draw:text-style-name="P2" draw:layer="layout" svg:width="1.548cm" svg:height="1.372cm" svg:x="18.662cm" svg:y="6.575cm">
            <text:list text:style-name="L2">
              <text:list-header>
                <text:p text:style-name="P6"><text:span text:style-name="T11">eg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28" draw:text-style-name="P8" draw:layer="layout" svg:x1="23.708cm" svg:y1="11.494cm" svg:x2="22.904cm" svg:y2="10.383cm">
              <text:p/>
            </draw:line>
            <draw:custom-shape draw:style-name="gr26" draw:text-style-name="P2" draw:layer="layout" svg:width="2.072cm" svg:height="1.371cm" svg:x="22.631cm" svg:y="11.554cm">
              <text:list text:style-name="L2">
                <text:list-header>
                  <text:p text:style-name="P6"><text:span text:style-name="T11">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29" draw:text-style-name="P2" draw:layer="layout" svg:width="8.224cm" svg:height="8.228cm" draw:transform="rotate (1.23586764333718) translate (14.642cm 10.043cm)">
                <text:p/>
  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line draw:style-name="gr30" draw:text-style-name="P8" draw:layer="layout" svg:x1="17.934cm" svg:y1="6.838cm" svg:x2="15.989cm" svg:y2="6.161cm">
                <text:p/>
              </draw:line>
              <draw:line draw:style-name="gr30" draw:text-style-name="P8" draw:layer="layout" svg:x1="23.763cm" svg:y1="8.867cm" svg:x2="21.822cm" svg:y2="8.191cm">
                <text:p/>
              </draw:line>
              <draw:line draw:style-name="gr30" draw:text-style-name="P8" draw:layer="layout" svg:x1="19.197cm" svg:y1="9.457cm" svg:x2="18.522cm" svg:y2="11.398cm">
                <text:p/>
              </draw:line>
              <draw:line draw:style-name="gr30" draw:text-style-name="P8" draw:layer="layout" svg:x1="21.227cm" svg:y1="3.627cm" svg:x2="20.551cm" svg:y2="5.568cm">
                <text:p/>
              </draw:line>
              <draw:line draw:style-name="gr30" draw:text-style-name="P8" draw:layer="layout" svg:x1="19.049cm" svg:y1="5.627cm" svg:x2="18.22cm" svg:y2="3.742cm">
                <text:p/>
              </draw:line>
              <draw:line draw:style-name="gr30" draw:text-style-name="P8" draw:layer="layout" svg:x1="21.532cm" svg:y1="11.276cm" svg:x2="20.703cm" svg:y2="9.391cm">
                <text:p/>
              </draw:line>
              <draw:line draw:style-name="gr30" draw:text-style-name="P8" draw:layer="layout" svg:x1="17.993cm" svg:y1="8.334cm" svg:x2="16.107cm" svg:y2="9.163cm">
                <text:p/>
              </draw:line>
              <draw:line draw:style-name="gr30" draw:text-style-name="P8" draw:layer="layout" svg:x1="23.645cm" svg:y1="5.855cm" svg:x2="21.76cm" svg:y2="6.684cm">
                <text:p/>
              </draw:line>
              <draw:custom-shape draw:style-name="gr31" draw:text-style-name="P2" draw:layer="layout" svg:width="1.107cm" svg:height="1.107cm" svg:x="19.191cm" svg:y="4.084cm">
                <text:p/>
                <draw:enhanced-geometry svg:viewBox="0 0 21600 21600" draw:type="mso-spt202" draw:enhanced-path="M 0 0 L 21600 0 21600 21600 0 21600 0 0 Z N"/>
              </draw:custom-shape>
              <draw:custom-shape draw:style-name="gr31" draw:text-style-name="P2" draw:layer="layout" svg:width="1.103cm" svg:height="1.102cm" svg:x="21.237cm" svg:y="4.772cm">
                <text:p/>
                <draw:enhanced-geometry svg:viewBox="0 0 21600 21600" draw:type="mso-spt202" draw:enhanced-path="M 0 0 L 21600 0 21600 21600 0 21600 0 0 Z N"/>
              </draw:custom-shape>
              <draw:custom-shape draw:style-name="gr31" draw:text-style-name="P2" draw:layer="layout" svg:width="1.102cm" svg:height="1.107cm" svg:x="22.622cm" svg:y="6.827cm">
                <text:p/>
                <draw:enhanced-geometry svg:viewBox="0 0 21600 21600" draw:type="mso-spt202" draw:enhanced-path="M 0 0 L 21600 0 21600 21600 0 21600 0 0 Z N"/>
              </draw:custom-shape>
            </draw:g>
          </draw:g>
        </draw:g>
        <draw:polyline draw:style-name="gr28" draw:text-style-name="P8" xml:id="id119" draw:id="id119" draw:layer="layout" svg:width="1.03cm" svg:height="0.904cm" svg:x="20.322cm" svg:y="6.124cm" svg:viewBox="0 0 1031 905" draw:points="0,905 1031,0">
          <text:p/>
        </draw:polyline>
        <draw:polyline draw:style-name="gr28" draw:text-style-name="P8" xml:id="id128" draw:id="id128" draw:layer="layout" svg:width="1.002cm" svg:height="0.935cm" svg:x="20.336cm" svg:y="8.001cm" svg:viewBox="0 0 1003 936" draw:points="0,0 1003,936">
          <text:p/>
        </draw:polyline>
        <draw:polyline draw:style-name="gr28" draw:text-style-name="P8" xml:id="id126" draw:id="id126" draw:layer="layout" svg:width="1.368cm" svg:height="0.065cm" svg:x="20.533cm" svg:y="7.385cm" svg:viewBox="0 0 1369 66" draw:points="0,66 1369,0">
          <text:p/>
        </draw:polyline>
        <draw:custom-shape draw:style-name="gr22" draw:text-style-name="P16" xml:id="id116" draw:id="id116" draw:layer="layout" svg:width="1.069cm" svg:height="1.615cm" svg:x="19.229cm" svg:y="3.713cm">
          <text:list text:style-name="L2">
            <text:list-header>
              <text:p text:style-name="P6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125" draw:id="id125" draw:layer="layout" svg:width="1.069cm" svg:height="1.615cm" svg:x="21.227cm" svg:y="4.524cm">
          <text:list text:style-name="L2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6" xml:id="id127" draw:id="id127" draw:layer="layout" svg:width="1.069cm" svg:height="1.615cm" svg:x="22.426cm" svg:y="6.526cm">
          <text:list text:style-name="L2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0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16" smil:type="fade" smil:subtype="crossfade" smil:mode="out"/>
                  <anim:set smil:begin="1.999s" smil:dur="0.001s" smil:fill="hold" smil:targetElement="id11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1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25" smil:type="fade" smil:subtype="crossfade" smil:mode="out"/>
                  <anim:set smil:begin="1.999s" smil:dur="0.001s" smil:fill="hold" smil:targetElement="id1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1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27" smil:type="fade" smil:subtype="crossfade" smil:mode="out"/>
                  <anim:set smil:begin="1.999s" smil:dur="0.001s" smil:fill="hold" smil:targetElement="id12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1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1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1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2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>
        <presentation:show presentation:name="Custom Show 1" presentation:pages="page6,page7,page8,page9,page10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msArrowEnd_20_5" draw:display-name="msArrowEnd 5" svg:viewBox="0 0 210 210" svg:d="M105 0l105 210h-210z"/>
    <draw:marker draw:name="msArrowEnd_20_6" draw:display-name="msArrowEnd 6" svg:viewBox="0 0 318 530" svg:d="M159 0l159 530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ng. Osvaldo M. Pini</meta:initial-creator>
    <meta:creation-date>1999-07-22T15:46:53</meta:creation-date>
    <dc:date>2019-09-14T10:33:09.377564434</dc:date>
    <meta:editing-cycles>40</meta:editing-cycles>
    <meta:editing-duration>P4DT19H17M25S</meta:editing-duration>
    <meta:generator>LibreOffice/6.1.5.2$Linux_X86_64 LibreOffice_project/10$Build-2</meta:generator>
    <meta:document-statistic meta:object-count="302"/>
  </office:meta>
</office:document-meta>
</file>